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orte" svg:font-family="Forte" style:font-family-generic="script" style:font-pitch="variable" svg:panose-1="3 6 9 2 4 5 2 7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Forte" fo:color="#00B050" fo:font-size="48pt" style:font-size-asian="48pt" style:font-size-complex="48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center"/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Forte" fo:color="#00B050" fo:font-size="20pt" style:font-size-asian="20pt" style:font-size-complex="20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8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9" style:parent-style-name="Normal" style:family="paragraph">
      <style:paragraph-properties fo:margin-bottom="0in" style:line-height-at-least="0.1979in" fo:background-color="#1F1F1F"/>
    </style:style>
    <style:style style:name="T2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1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5" style:parent-style-name="Normal" style:family="paragraph">
      <style:paragraph-properties fo:margin-bottom="0in" style:line-height-at-least="0.1979in" fo:background-color="#1F1F1F"/>
    </style:style>
    <style:style style:name="T2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7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4" style:parent-style-name="Normal" style:family="paragraph">
      <style:paragraph-properties fo:margin-bottom="0in" style:line-height-at-least="0.1979in" fo:background-color="#1F1F1F"/>
    </style:style>
    <style:style style:name="T3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8" style:parent-style-name="Normal" style:family="paragraph">
      <style:paragraph-properties fo:margin-bottom="0in" style:line-height-at-least="0.1979in" fo:background-color="#1F1F1F"/>
    </style:style>
    <style:style style:name="T3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5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7" style:parent-style-name="Normal" style:family="paragraph">
      <style:paragraph-properties fo:margin-bottom="0in" style:line-height-at-least="0.1979in" fo:background-color="#1F1F1F"/>
    </style:style>
    <style:style style:name="T4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60" style:parent-style-name="Normal" style:family="paragraph">
      <style:paragraph-properties fo:margin-bottom="0in" style:line-height-at-least="0.1979in" fo:background-color="#1F1F1F"/>
    </style:style>
    <style:style style:name="T6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69" style:parent-style-name="Normal" style:family="paragraph">
      <style:paragraph-properties fo:margin-bottom="0in" style:line-height-at-least="0.1979in" fo:background-color="#1F1F1F"/>
    </style:style>
    <style:style style:name="T7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7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7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80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82" style:parent-style-name="Normal" style:family="paragraph">
      <style:paragraph-properties fo:margin-bottom="0in" style:line-height-at-least="0.1979in" fo:background-color="#1F1F1F"/>
    </style:style>
    <style:style style:name="T8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8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89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95" style:parent-style-name="Normal" style:family="paragraph">
      <style:paragraph-properties fo:margin-bottom="0in" style:line-height-at-least="0.1979in" fo:background-color="#1F1F1F"/>
    </style:style>
    <style:style style:name="T9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9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98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0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10" style:parent-style-name="Normal" style:family="paragraph">
      <style:paragraph-properties fo:margin-bottom="0in" style:line-height-at-least="0.1979in" fo:background-color="#1F1F1F"/>
    </style:style>
    <style:style style:name="T11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13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15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1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23" style:parent-style-name="Normal" style:family="paragraph">
      <style:paragraph-properties fo:margin-bottom="0in" style:line-height-at-least="0.1979in" fo:background-color="#1F1F1F"/>
    </style:style>
    <style:style style:name="T12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2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2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2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128" style:parent-style-name="Normal" style:family="paragraph">
      <style:paragraph-properties fo:margin-bottom="0in" style:line-height-at-least="0.1979in" fo:background-color="#1F1F1F"/>
    </style:style>
    <style:style style:name="T12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30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3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32" style:parent-style-name="Normal" style:family="paragraph">
      <style:paragraph-properties fo:margin-bottom="0in" style:line-height-at-least="0.1979in" fo:background-color="#1F1F1F"/>
    </style:style>
    <style:style style:name="T13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3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3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3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3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3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39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4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41" style:parent-style-name="Normal" style:family="paragraph">
      <style:paragraph-properties fo:margin-bottom="0in" style:line-height-at-least="0.1979in" fo:background-color="#1F1F1F"/>
    </style:style>
    <style:style style:name="T14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4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4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4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4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4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4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50" style:parent-style-name="Normal" style:family="paragraph">
      <style:paragraph-properties fo:margin-bottom="0in" style:line-height-at-least="0.1979in" fo:background-color="#1F1F1F"/>
    </style:style>
    <style:style style:name="T15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5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153" style:parent-style-name="Normal" style:family="paragraph">
      <style:paragraph-properties fo:margin-bottom="0in" style:line-height-at-least="0.1979in" fo:background-color="#1F1F1F"/>
    </style:style>
    <style:style style:name="T15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5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56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5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5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5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60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6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62" style:parent-style-name="Normal" style:family="paragraph">
      <style:paragraph-properties fo:margin-bottom="0in" style:line-height-at-least="0.1979in" fo:background-color="#1F1F1F"/>
    </style:style>
    <style:style style:name="T16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6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6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6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6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6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69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7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7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7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73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7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75" style:parent-style-name="Normal" style:family="paragraph">
      <style:paragraph-properties fo:margin-bottom="0in" style:line-height-at-least="0.1979in" fo:background-color="#1F1F1F"/>
    </style:style>
    <style:style style:name="T17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7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78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7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8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8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82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8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8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8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8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8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8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18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90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19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92" style:parent-style-name="Normal" style:family="paragraph">
      <style:paragraph-properties fo:margin-bottom="0in" style:line-height-at-least="0.1979in" fo:background-color="#1F1F1F"/>
    </style:style>
    <style:style style:name="T19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9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19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19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197" style:parent-style-name="Normal" style:family="paragraph">
      <style:paragraph-properties fo:margin-bottom="0in" style:line-height-at-least="0.1979in" fo:background-color="#1F1F1F"/>
    </style:style>
    <style:style style:name="T19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199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00" style:parent-style-name="Normal" style:family="paragraph">
      <style:paragraph-properties fo:margin-bottom="0in" style:line-height-at-least="0.1979in" fo:background-color="#1F1F1F"/>
    </style:style>
    <style:style style:name="T20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0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03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0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05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0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07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0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09" style:parent-style-name="Normal" style:family="paragraph">
      <style:paragraph-properties fo:margin-bottom="0in" style:line-height-at-least="0.1979in" fo:background-color="#1F1F1F"/>
    </style:style>
    <style:style style:name="T21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1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1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1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1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1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16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1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1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19" style:parent-style-name="Normal" style:family="paragraph">
      <style:paragraph-properties fo:margin-bottom="0in" style:line-height-at-least="0.1979in" fo:background-color="#1F1F1F"/>
    </style:style>
    <style:style style:name="T22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2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2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2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24" style:parent-style-name="Normal" style:family="paragraph">
      <style:paragraph-properties fo:margin-bottom="0in" style:line-height-at-least="0.1979in" fo:background-color="#1F1F1F"/>
    </style:style>
    <style:style style:name="T22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2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27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2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29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3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1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3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3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3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5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3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3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39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4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41" style:parent-style-name="Normal" style:family="paragraph">
      <style:paragraph-properties fo:margin-bottom="0in" style:line-height-at-least="0.1979in" fo:background-color="#1F1F1F"/>
    </style:style>
    <style:style style:name="T24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4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44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4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46" style:parent-style-name="Normal" style:family="paragraph">
      <style:paragraph-properties fo:margin-bottom="0in" style:line-height-at-least="0.1979in" fo:background-color="#1F1F1F"/>
    </style:style>
    <style:style style:name="T24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48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49" style:parent-style-name="Normal" style:family="paragraph">
      <style:paragraph-properties fo:margin-bottom="0in" style:line-height-at-least="0.1979in" fo:background-color="#1F1F1F"/>
    </style:style>
    <style:style style:name="T25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5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5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5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5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5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5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5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58" style:parent-style-name="Normal" style:family="paragraph">
      <style:paragraph-properties fo:margin-bottom="0in" style:line-height-at-least="0.1979in" fo:background-color="#1F1F1F"/>
    </style:style>
    <style:style style:name="T25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6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61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6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6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6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6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6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6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268" style:parent-style-name="Normal" style:family="paragraph">
      <style:paragraph-properties fo:margin-bottom="0in" style:line-height-at-least="0.1979in" fo:background-color="#1F1F1F"/>
    </style:style>
    <style:style style:name="T26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7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71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7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73" style:parent-style-name="Normal" style:family="paragraph">
      <style:paragraph-properties fo:margin-bottom="0in" style:line-height-at-least="0.1979in" fo:background-color="#1F1F1F"/>
    </style:style>
    <style:style style:name="T27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7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76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7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7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7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0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8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8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4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8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28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8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28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90" style:parent-style-name="Normal" style:family="paragraph">
      <style:paragraph-properties fo:margin-bottom="0in" style:line-height-at-least="0.1979in" fo:background-color="#1F1F1F"/>
    </style:style>
    <style:style style:name="T29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9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293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29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295" style:parent-style-name="Normal" style:family="paragraph">
      <style:paragraph-properties fo:margin-bottom="0in" style:line-height-at-least="0.1979in" fo:background-color="#1F1F1F"/>
    </style:style>
    <style:style style:name="T29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297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298" style:parent-style-name="Normal" style:family="paragraph">
      <style:paragraph-properties fo:margin-bottom="0in" style:line-height-at-least="0.1979in" fo:background-color="#1F1F1F"/>
    </style:style>
    <style:style style:name="T29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0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01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0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03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0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05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07" style:parent-style-name="Normal" style:family="paragraph">
      <style:paragraph-properties fo:margin-bottom="0in" style:line-height-at-least="0.1979in" fo:background-color="#1F1F1F"/>
    </style:style>
    <style:style style:name="T30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0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10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1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1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1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14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1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1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17" style:parent-style-name="Normal" style:family="paragraph">
      <style:paragraph-properties fo:margin-bottom="0in" style:line-height-at-least="0.1979in" fo:background-color="#1F1F1F"/>
    </style:style>
    <style:style style:name="T31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1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2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22" style:parent-style-name="Normal" style:family="paragraph">
      <style:paragraph-properties fo:margin-bottom="0in" style:line-height-at-least="0.1979in" fo:background-color="#1F1F1F"/>
    </style:style>
    <style:style style:name="T32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2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2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2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2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2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29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3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3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3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33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3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35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3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37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3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39" style:parent-style-name="Normal" style:family="paragraph">
      <style:paragraph-properties fo:margin-bottom="0in" style:line-height-at-least="0.1979in" fo:background-color="#1F1F1F"/>
    </style:style>
    <style:style style:name="T34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4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4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4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44" style:parent-style-name="Normal" style:family="paragraph">
      <style:paragraph-properties fo:margin-bottom="0in" style:line-height-at-least="0.1979in" fo:background-color="#1F1F1F"/>
    </style:style>
    <style:style style:name="T34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46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347" style:parent-style-name="Normal" style:family="paragraph">
      <style:paragraph-properties fo:margin-bottom="0in" style:line-height-at-least="0.1979in" fo:background-color="#1F1F1F"/>
    </style:style>
    <style:style style:name="T34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4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50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5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52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5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54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5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56" style:parent-style-name="Normal" style:family="paragraph">
      <style:paragraph-properties fo:margin-bottom="0in" style:line-height-at-least="0.1979in" fo:background-color="#1F1F1F"/>
    </style:style>
    <style:style style:name="T35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5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59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6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6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6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63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6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6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366" style:parent-style-name="Normal" style:family="paragraph">
      <style:paragraph-properties fo:margin-bottom="0in" style:line-height-at-least="0.1979in" fo:background-color="#1F1F1F"/>
    </style:style>
    <style:style style:name="T36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6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69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7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71" style:parent-style-name="Normal" style:family="paragraph">
      <style:paragraph-properties fo:margin-bottom="0in" style:line-height-at-least="0.1979in" fo:background-color="#1F1F1F"/>
    </style:style>
    <style:style style:name="T37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74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7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7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7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7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8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8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82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8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84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38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86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38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88" style:parent-style-name="Normal" style:family="paragraph">
      <style:paragraph-properties fo:margin-bottom="0in" style:line-height-at-least="0.1979in" fo:background-color="#1F1F1F"/>
    </style:style>
    <style:style style:name="T38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9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91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392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393" style:parent-style-name="Normal" style:family="paragraph">
      <style:paragraph-properties fo:margin-bottom="0in" style:line-height-at-least="0.1979in" fo:background-color="#1F1F1F"/>
    </style:style>
    <style:style style:name="T39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95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396" style:parent-style-name="Normal" style:family="paragraph">
      <style:paragraph-properties fo:margin-bottom="0in" style:line-height-at-least="0.1979in" fo:background-color="#1F1F1F"/>
    </style:style>
    <style:style style:name="T39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39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399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0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0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0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03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0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05" style:parent-style-name="Normal" style:family="paragraph">
      <style:paragraph-properties fo:margin-bottom="0in" style:line-height-at-least="0.1979in" fo:background-color="#1F1F1F"/>
    </style:style>
    <style:style style:name="T40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0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08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0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1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1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1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1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1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1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16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1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18" style:parent-style-name="Normal" style:family="paragraph">
      <style:paragraph-properties fo:margin-bottom="0in" style:line-height-at-least="0.1979in" fo:background-color="#1F1F1F"/>
    </style:style>
    <style:style style:name="T41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2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21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2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23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2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25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2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27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28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29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3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31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3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33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3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35" style:parent-style-name="Normal" style:family="paragraph">
      <style:paragraph-properties fo:margin-bottom="0in" style:line-height-at-least="0.1979in" fo:background-color="#1F1F1F"/>
    </style:style>
    <style:style style:name="T436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3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38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3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40" style:parent-style-name="Normal" style:family="paragraph">
      <style:paragraph-properties fo:margin-bottom="0in" style:line-height-at-least="0.1979in" fo:background-color="#1F1F1F"/>
    </style:style>
    <style:style style:name="T44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42" style:parent-style-name="Policepardéfaut" style:family="text">
      <style:text-properties style:font-name="Consolas" style:font-name-asian="Times New Roman" fo:color="#6A9955" style:letter-kerning="false" fo:font-size="10.5pt" style:font-size-asian="10.5pt" style:font-size-complex="10.5pt" style:language-asian="fr" style:country-asian="FR"/>
    </style:style>
    <style:style style:name="P443" style:parent-style-name="Normal" style:family="paragraph">
      <style:paragraph-properties fo:margin-bottom="0in" style:line-height-at-least="0.1979in" fo:background-color="#1F1F1F"/>
    </style:style>
    <style:style style:name="T444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45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46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4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48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4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50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5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52" style:parent-style-name="Normal" style:family="paragraph">
      <style:paragraph-properties fo:margin-bottom="0in" style:line-height-at-least="0.1979in" fo:background-color="#1F1F1F"/>
    </style:style>
    <style:style style:name="T453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54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55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5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5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5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59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60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61" style:parent-style-name="Normal" style:family="paragraph">
      <style:paragraph-properties fo:margin-bottom="0in" style:line-height-at-least="0.1979in" fo:background-color="#1F1F1F"/>
    </style:style>
    <style:style style:name="T462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6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64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6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66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67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68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69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70" style:parent-style-name="Policepardéfaut" style:family="text">
      <style:text-properties style:font-name="Consolas" style:font-name-asian="Times New Roman" fo:color="#9CDCFE" style:letter-kerning="false" fo:font-size="10.5pt" style:font-size-asian="10.5pt" style:font-size-complex="10.5pt" style:language-asian="fr" style:country-asian="FR"/>
    </style:style>
    <style:style style:name="T471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72" style:parent-style-name="Policepardéfaut" style:family="text">
      <style:text-properties style:font-name="Consolas" style:font-name-asian="Times New Roman" fo:color="#CE9178" style:letter-kerning="false" fo:font-size="10.5pt" style:font-size-asian="10.5pt" style:font-size-complex="10.5pt" style:language-asian="fr" style:country-asian="FR"/>
    </style:style>
    <style:style style:name="T47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74" style:parent-style-name="Normal" style:family="paragraph">
      <style:paragraph-properties fo:margin-bottom="0in" style:line-height-at-least="0.1979in" fo:background-color="#1F1F1F"/>
    </style:style>
    <style:style style:name="T47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7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77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7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79" style:parent-style-name="Normal" style:family="paragraph">
      <style:paragraph-properties fo:margin-bottom="0in" style:line-height-at-least="0.1979in" fo:background-color="#1F1F1F"/>
    </style:style>
    <style:style style:name="T48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8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8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8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84" style:parent-style-name="Normal" style:family="paragraph">
      <style:paragraph-properties fo:margin-bottom="0in" style:line-height-at-least="0.1979in" fo:background-color="#1F1F1F"/>
    </style:style>
    <style:style style:name="T485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8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87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8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89" style:parent-style-name="Normal" style:family="paragraph">
      <style:paragraph-properties fo:margin-bottom="0in" style:line-height-at-least="0.1979in" fo:background-color="#1F1F1F"/>
    </style:style>
    <style:style style:name="T490" style:parent-style-name="Policepardéfaut" style:family="text"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T49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9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9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49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495" style:parent-style-name="Normal" style:family="paragraph">
      <style:paragraph-properties fo:margin-bottom="0in" style:line-height-at-least="0.1979in" fo:background-color="#1F1F1F"/>
    </style:style>
    <style:style style:name="T496" style:parent-style-name="Policepardéfaut" style:family="text">
      <style:text-properties style:font-name="Consolas" style:font-name-asian="Times New Roman" fo:color="#D4D4D4" style:letter-kerning="false" fo:font-size="10.5pt" style:font-size-asian="10.5pt" style:font-size-complex="10.5pt" style:language-asian="fr" style:country-asian="FR"/>
    </style:style>
    <style:style style:name="T497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498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499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500" style:parent-style-name="Normal" style:family="paragraph">
      <style:paragraph-properties fo:margin-bottom="0in" style:line-height-at-least="0.1979in" fo:background-color="#1F1F1F"/>
    </style:style>
    <style:style style:name="T501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502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503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P50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fo:color="#CCCCCC" style:letter-kerning="false" fo:font-size="10.5pt" style:font-size-asian="10.5pt" style:font-size-complex="10.5pt" style:language-asian="fr" style:country-asian="FR"/>
    </style:style>
    <style:style style:name="P505" style:parent-style-name="Normal" style:family="paragraph">
      <style:paragraph-properties fo:margin-bottom="0in" style:line-height-at-least="0.1979in" fo:background-color="#1F1F1F"/>
    </style:style>
    <style:style style:name="T506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  <style:style style:name="T507" style:parent-style-name="Policepardéfaut" style:family="text">
      <style:text-properties style:font-name="Consolas" style:font-name-asian="Times New Roman" fo:color="#569CD6" style:letter-kerning="false" fo:font-size="10.5pt" style:font-size-asian="10.5pt" style:font-size-complex="10.5pt" style:language-asian="fr" style:country-asian="FR"/>
    </style:style>
    <style:style style:name="T508" style:parent-style-name="Policepardéfaut" style:family="text">
      <style:text-properties style:font-name="Consolas" style:font-name-asian="Times New Roman" fo:color="#808080" style:letter-kerning="false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PROJET BD AVEC HTML ET CSS :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P17">FICHIER HTML, projet Bande-dessinée :</text:p>
      <text:p text:style-name="P18"/>
      <text:p text:style-name="P19"><text:span text:style-name="T20">&lt;!</text:span><text:span text:style-name="T21">DOCTYPE</text:span><text:span text:style-name="T22"><text:s/></text:span><text:span text:style-name="T23">html</text:span><text:span text:style-name="T24">&gt;</text:span></text:p>
      <text:p text:style-name="P25"><text:span text:style-name="T26">&lt;</text:span><text:span text:style-name="T27">html</text:span><text:span text:style-name="T28"><text:s/></text:span><text:span text:style-name="T29">lang</text:span><text:span text:style-name="T30">=</text:span><text:span text:style-name="T31">"fr"</text:span><text:span text:style-name="T32">&gt;</text:span></text:p>
      <text:p text:style-name="P33"/>
      <text:p text:style-name="P34"><text:span text:style-name="T35">&lt;</text:span><text:span text:style-name="T36">head</text:span><text:span text:style-name="T37">&gt;</text:span></text:p>
      <text:p text:style-name="P38"><text:span text:style-name="T39">   <text:s/></text:span><text:span text:style-name="T40">&lt;</text:span><text:span text:style-name="T41">meta</text:span><text:span text:style-name="T42"><text:s/></text:span><text:span text:style-name="T43">charset</text:span><text:span text:style-name="T44">=</text:span><text:span text:style-name="T45">"UTF-8"</text:span><text:span text:style-name="T46">&gt;</text:span></text:p>
      <text:p text:style-name="P47"><text:span text:style-name="T48">   <text:s/></text:span><text:span text:style-name="T49">&lt;</text:span><text:span text:style-name="T50">meta</text:span><text:span text:style-name="T51"><text:s/></text:span><text:span text:style-name="T52">name</text:span><text:span text:style-name="T53">=</text:span><text:span text:style-name="T54">"viewport"</text:span><text:span text:style-name="T55"><text:s/></text:span><text:span text:style-name="T56">content</text:span><text:span text:style-name="T57">=</text:span><text:span text:style-name="T58">"width=device-width, initial-scale=1.0"</text:span><text:span text:style-name="T59">&gt;</text:span></text:p>
      <text:p text:style-name="P60"><text:span text:style-name="T61">   <text:s/></text:span><text:span text:style-name="T62">&lt;</text:span><text:span text:style-name="T63">title</text:span><text:span text:style-name="T64">&gt;</text:span><text:span text:style-name="T65">Projet de BD avec HTML et CSS</text:span><text:span text:style-name="T66">&lt;/</text:span><text:span text:style-name="T67">title</text:span><text:span text:style-name="T68">&gt;</text:span></text:p>
      <text:p text:style-name="P69"><text:span text:style-name="T70">   <text:s/></text:span><text:span text:style-name="T71">&lt;</text:span><text:span text:style-name="T72">link</text:span><text:span text:style-name="T73"><text:s/></text:span><text:span text:style-name="T74">rel</text:span><text:span text:style-name="T75">=</text:span><text:span text:style-name="T76">"stylesheet"</text:span><text:span text:style-name="T77"><text:s/></text:span><text:span text:style-name="T78">href</text:span><text:span text:style-name="T79">=</text:span><text:span text:style-name="T80">"/Projet hebdomadaires/26-02-24 au 01-03-24/style.css"</text:span><text:span text:style-name="T81">&gt;</text:span></text:p>
      <text:p text:style-name="P82"><text:span text:style-name="T83">   <text:s/></text:span><text:span text:style-name="T84">&lt;</text:span><text:span text:style-name="T85">link</text:span><text:span text:style-name="T86"><text:s/></text:span><text:span text:style-name="T87">rel</text:span><text:span text:style-name="T88">=</text:span><text:span text:style-name="T89">"preconnect"</text:span><text:span text:style-name="T90"><text:s/></text:span><text:span text:style-name="T91">href</text:span><text:span text:style-name="T92">=</text:span><text:span text:style-name="T93">"https://fonts.googleapis.com"</text:span><text:span text:style-name="T94">&gt;</text:span></text:p>
      <text:p text:style-name="P95"><text:span text:style-name="T96">   <text:s/></text:span><text:span text:style-name="T97">&lt;</text:span><text:span text:style-name="T98">link</text:span><text:span text:style-name="T99"><text:s/></text:span><text:span text:style-name="T100">rel</text:span><text:span text:style-name="T101">=</text:span><text:span text:style-name="T102">"preconnect"</text:span><text:span text:style-name="T103"><text:s/></text:span><text:span text:style-name="T104">href</text:span><text:span text:style-name="T105">=</text:span><text:span text:style-name="T106">"https://fonts.gstatic.com"</text:span><text:span text:style-name="T107"><text:s/></text:span><text:span text:style-name="T108">crossorigin</text:span><text:span text:style-name="T109">&gt;</text:span></text:p>
      <text:p text:style-name="P110"><text:span text:style-name="T111">   <text:s/></text:span><text:span text:style-name="T112">&lt;</text:span><text:span text:style-name="T113">link</text:span><text:span text:style-name="T114"><text:s/></text:span><text:span text:style-name="T115">href</text:span><text:span text:style-name="T116">=</text:span><text:span text:style-name="T117">"https://fonts.googleapis.com/css2?family=Protest+Revolution&amp;display=swap"</text:span><text:span text:style-name="T118"><text:s/></text:span><text:span text:style-name="T119">rel</text:span><text:span text:style-name="T120">=</text:span><text:span text:style-name="T121">"stylesheet"</text:span><text:span text:style-name="T122">&gt;</text:span></text:p>
      <text:p text:style-name="P123"><text:span text:style-name="T124">&lt;/</text:span><text:span text:style-name="T125">head</text:span><text:span text:style-name="T126">&gt;</text:span></text:p>
      <text:p text:style-name="P127"/>
      <text:p text:style-name="P128"><text:span text:style-name="T129">&lt;</text:span><text:span text:style-name="T130">body</text:span><text:span text:style-name="T131">&gt;</text:span></text:p>
      <text:p text:style-name="P132"><text:span text:style-name="T133">   <text:s/></text:span><text:span text:style-name="T134">&lt;</text:span><text:span text:style-name="T135">div</text:span><text:span text:style-name="T136"><text:s/></text:span><text:span text:style-name="T137">class</text:span><text:span text:style-name="T138">=</text:span><text:span text:style-name="T139">"slider"</text:span><text:span text:style-name="T140">&gt;</text:span></text:p>
      <text:p text:style-name="P141"><text:span text:style-name="T142">       <text:s/></text:span><text:span text:style-name="T143">&lt;</text:span><text:span text:style-name="T144">div</text:span><text:span text:style-name="T145"><text:s/></text:span><text:span text:style-name="T146">class</text:span><text:span text:style-name="T147">=</text:span><text:span text:style-name="T148">"slides"</text:span><text:span text:style-name="T149">&gt;</text:span></text:p>
      <text:p text:style-name="P150"><text:span text:style-name="T151">           <text:s/></text:span><text:span text:style-name="T152">&lt;!--  Image 1  --&gt;</text:span></text:p>
      <text:p text:style-name="P153"><text:span text:style-name="T154">           <text:s/></text:span><text:span text:style-name="T155">&lt;</text:span><text:span text:style-name="T156">div</text:span><text:span text:style-name="T157"><text:s/></text:span><text:span text:style-name="T158">class</text:span><text:span text:style-name="T159">=</text:span><text:span text:style-name="T160">"slide"</text:span><text:span text:style-name="T161">&gt;</text:span></text:p>
      <text:p text:style-name="P162"><text:span text:style-name="T163">               <text:s/></text:span><text:span text:style-name="T164">&lt;</text:span><text:span text:style-name="T165">p</text:span><text:span text:style-name="T166">&gt;</text:span><text:span text:style-name="T167">Moi c'est KORRA, vous voulez connaître mon histoire ?</text:span><text:span text:style-name="T168">&lt;</text:span><text:span text:style-name="T169">br</text:span><text:span text:style-name="T170">&gt;</text:span><text:span text:style-name="T171">Alors soyez attentifs.</text:span><text:span text:style-name="T172">&lt;/</text:span><text:span text:style-name="T173">p</text:span><text:span text:style-name="T174">&gt;</text:span></text:p>
      <text:p text:style-name="P175"><text:span text:style-name="T176">               <text:s/></text:span><text:span text:style-name="T177">&lt;</text:span><text:span text:style-name="T178">img</text:span><text:span text:style-name="T179"><text:s/></text:span><text:span text:style-name="T180">class</text:span><text:span text:style-name="T181">=</text:span><text:span text:style-name="T182">"img1"</text:span><text:span text:style-name="T183"><text:s/></text:span><text:span text:style-name="T184">src</text:span><text:span text:style-name="T185">=</text:span><text:span text:style-name="T186">"/Projet hebdomadaires/26-02-24 au 01-03-24/Imag1.jpg"</text:span><text:span text:style-name="T187"><text:s/></text:span><text:span text:style-name="T188">alt</text:span><text:span text:style-name="T189">=</text:span><text:span text:style-name="T190">""</text:span><text:span text:style-name="T191">&gt;</text:span></text:p>
      <text:p text:style-name="P192"><text:span text:style-name="T193">           <text:s/></text:span><text:span text:style-name="T194">&lt;/</text:span><text:span text:style-name="T195">div</text:span><text:span text:style-name="T196">&gt;</text:span></text:p>
      <text:p text:style-name="P197"><text:span text:style-name="T198">           <text:s/></text:span><text:span text:style-name="T199">&lt;!--  Image 2  --&gt;</text:span></text:p>
      <text:p text:style-name="P200"><text:span text:style-name="T201">           <text:s/></text:span><text:span text:style-name="T202">&lt;</text:span><text:span text:style-name="T203">div</text:span><text:span text:style-name="T204"><text:s/></text:span><text:span text:style-name="T205">class</text:span><text:span text:style-name="T206">=</text:span><text:span text:style-name="T207">"slide"</text:span><text:span text:style-name="T208">&gt;</text:span></text:p>
      <text:p text:style-name="P209"><text:span text:style-name="T210">               <text:s/></text:span><text:span text:style-name="T211">&lt;</text:span><text:span text:style-name="T212">p</text:span><text:span text:style-name="T213">&gt;</text:span><text:span text:style-name="T214">Avant ce jour, je n'étais rien d'autre qu'une fille des rues,<text:s/></text:span><text:span text:style-name="T215">&lt;</text:span><text:span text:style-name="T216">br</text:span><text:span text:style-name="T217">&gt;</text:span><text:span text:style-name="T218">mais j'avais l'envie de me battre</text:span></text:p>
      <text:p text:style-name="P219"><text:span text:style-name="T220">                    pour m'élever.</text:span><text:span text:style-name="T221">&lt;/</text:span><text:span text:style-name="T222">p</text:span><text:span text:style-name="T223">&gt;</text:span></text:p>
      <text:p text:style-name="P224"><text:span text:style-name="T225">               <text:s/></text:span><text:span text:style-name="T226">&lt;</text:span><text:span text:style-name="T227">img</text:span><text:span text:style-name="T228"><text:s/></text:span><text:span text:style-name="T229">class</text:span><text:span text:style-name="T230">=</text:span><text:span text:style-name="T231">"img2"</text:span><text:span text:style-name="T232"><text:s/></text:span><text:span text:style-name="T233">src</text:span><text:span text:style-name="T234">=</text:span><text:span text:style-name="T235">"/Projet hebdomadaires/26-02-24 au 01-03-24/Imag2.jpg"</text:span><text:span text:style-name="T236"><text:s/></text:span><text:span text:style-name="T237">alt</text:span><text:span text:style-name="T238">=</text:span><text:span text:style-name="T239">""</text:span><text:span text:style-name="T240">&gt;</text:span></text:p>
      <text:p text:style-name="P241"><text:span text:style-name="T242">           <text:s/></text:span><text:span text:style-name="T243">&lt;/</text:span><text:span text:style-name="T244">div</text:span><text:span text:style-name="T245">&gt;</text:span></text:p>
      <text:p text:style-name="P246"><text:span text:style-name="T247">           <text:s/></text:span><text:span text:style-name="T248">&lt;!--  Image 3  --&gt;</text:span></text:p>
      <text:p text:style-name="P249"><text:span text:style-name="T250">           <text:s/></text:span><text:span text:style-name="T251">&lt;</text:span><text:span text:style-name="T252">div</text:span><text:span text:style-name="T253"><text:s/></text:span><text:span text:style-name="T254">class</text:span><text:span text:style-name="T255">=</text:span><text:span text:style-name="T256">"slide"</text:span><text:span text:style-name="T257">&gt;</text:span></text:p>
      <text:p text:style-name="P258"><text:span text:style-name="T259">               <text:s/></text:span><text:span text:style-name="T260">&lt;</text:span><text:span text:style-name="T261">p</text:span><text:span text:style-name="T262">&gt;</text:span><text:span text:style-name="T263">C'est ainsi que je finis dans l'armée de ma grande nation.<text:s/></text:span><text:span text:style-name="T264">&lt;</text:span><text:span text:style-name="T265">br</text:span><text:span text:style-name="T266">&gt;</text:span><text:span text:style-name="T267">Ca n'était pas facile tous les jours.</text:span></text:p>
      <text:p text:style-name="P268"><text:span text:style-name="T269">               <text:s/></text:span><text:span text:style-name="T270">&lt;/</text:span><text:span text:style-name="T271">p</text:span><text:span text:style-name="T272">&gt;</text:span></text:p>
      <text:p text:style-name="P273"><text:span text:style-name="T274">               <text:s/></text:span><text:span text:style-name="T275">&lt;</text:span><text:span text:style-name="T276">img</text:span><text:span text:style-name="T277"><text:s/></text:span><text:span text:style-name="T278">class</text:span><text:span text:style-name="T279">=</text:span><text:span text:style-name="T280">"img3"</text:span><text:span text:style-name="T281"><text:s/></text:span><text:span text:style-name="T282">src</text:span><text:span text:style-name="T283">=</text:span><text:span text:style-name="T284">"/Projet hebdomadaires/26-02-24 au 01-03-24/Imag3.jpg"</text:span><text:span text:style-name="T285"><text:s/></text:span><text:span text:style-name="T286">alt</text:span><text:span text:style-name="T287">=</text:span><text:span text:style-name="T288">""</text:span><text:span text:style-name="T289">&gt;</text:span></text:p>
      <text:p text:style-name="P290"><text:span text:style-name="T291">           <text:s/></text:span><text:span text:style-name="T292">&lt;/</text:span><text:span text:style-name="T293">div</text:span><text:span text:style-name="T294">&gt;</text:span></text:p>
      <text:p text:style-name="P295"><text:span text:style-name="T296">           <text:s/></text:span><text:span text:style-name="T297">&lt;!--  Image 4  --&gt;</text:span></text:p>
      <text:p text:style-name="P298"><text:span text:style-name="T299">           <text:s/></text:span><text:span text:style-name="T300">&lt;</text:span><text:span text:style-name="T301">div</text:span><text:span text:style-name="T302"><text:s/></text:span><text:span text:style-name="T303">class</text:span><text:span text:style-name="T304">=</text:span><text:span text:style-name="T305">"slide"</text:span><text:span text:style-name="T306">&gt;</text:span></text:p>
      <text:p text:style-name="P307"><text:span text:style-name="T308">               <text:s/></text:span><text:span text:style-name="T309">&lt;</text:span><text:span text:style-name="T310">p</text:span><text:span text:style-name="T311">&gt;</text:span><text:span text:style-name="T312">Quand cet arrogant capitaine a voulu s'amuser, j'étais prête, féroce,<text:s/></text:span><text:span text:style-name="T313">&lt;</text:span><text:span text:style-name="T314">br</text:span><text:span text:style-name="T315">&gt;</text:span><text:span text:style-name="T316">il n'a rien compris. Et je</text:span></text:p>
      <text:p text:style-name="P317"><text:span text:style-name="T318">                    me suit faite repérée.</text:span><text:span text:style-name="T319">&lt;/</text:span><text:span text:style-name="T320">p</text:span><text:span text:style-name="T321">&gt;</text:span></text:p>
      <text:soft-page-break/>
      <text:p text:style-name="P322"><text:span text:style-name="T323">               <text:s/></text:span><text:span text:style-name="T324">&lt;</text:span><text:span text:style-name="T325">img</text:span><text:span text:style-name="T326"><text:s/></text:span><text:span text:style-name="T327">class</text:span><text:span text:style-name="T328">=</text:span><text:span text:style-name="T329">"img4"</text:span><text:span text:style-name="T330"><text:s/></text:span><text:span text:style-name="T331">src</text:span><text:span text:style-name="T332">=</text:span><text:span text:style-name="T333">"/Projet hebdomadaires/26-02-24 au 01-03-24/Imag4.jpg"</text:span><text:span text:style-name="T334"><text:s/></text:span><text:span text:style-name="T335">alt</text:span><text:span text:style-name="T336">=</text:span><text:span text:style-name="T337">""</text:span><text:span text:style-name="T338">&gt;</text:span></text:p>
      <text:p text:style-name="P339"><text:span text:style-name="T340">           <text:s/></text:span><text:span text:style-name="T341">&lt;/</text:span><text:span text:style-name="T342">div</text:span><text:span text:style-name="T343">&gt;</text:span></text:p>
      <text:p text:style-name="P344"><text:span text:style-name="T345">           <text:s/></text:span><text:span text:style-name="T346">&lt;!--  Image 5  --&gt;</text:span></text:p>
      <text:p text:style-name="P347"><text:span text:style-name="T348">           <text:s/></text:span><text:span text:style-name="T349">&lt;</text:span><text:span text:style-name="T350">div</text:span><text:span text:style-name="T351"><text:s/></text:span><text:span text:style-name="T352">class</text:span><text:span text:style-name="T353">=</text:span><text:span text:style-name="T354">"slide"</text:span><text:span text:style-name="T355">&gt;</text:span></text:p>
      <text:p text:style-name="P356"><text:span text:style-name="T357">               <text:s/></text:span><text:span text:style-name="T358">&lt;</text:span><text:span text:style-name="T359">p</text:span><text:span text:style-name="T360">&gt;</text:span><text:span text:style-name="T361">Je suis devenue la garde du corps d'une femme puissante.<text:s/></text:span><text:span text:style-name="T362">&lt;</text:span><text:span text:style-name="T363">br</text:span><text:span text:style-name="T364">&gt;</text:span><text:span text:style-name="T365">Cette femme m'impressionnait énormément.</text:span></text:p>
      <text:p text:style-name="P366"><text:span text:style-name="T367">               <text:s/></text:span><text:span text:style-name="T368">&lt;/</text:span><text:span text:style-name="T369">p</text:span><text:span text:style-name="T370">&gt;</text:span></text:p>
      <text:p text:style-name="P371"><text:span text:style-name="T372">               <text:s/></text:span><text:span text:style-name="T373">&lt;</text:span><text:span text:style-name="T374">img</text:span><text:span text:style-name="T375"><text:s/></text:span><text:span text:style-name="T376">class</text:span><text:span text:style-name="T377">=</text:span><text:span text:style-name="T378">"img5"</text:span><text:span text:style-name="T379"><text:s/></text:span><text:span text:style-name="T380">src</text:span><text:span text:style-name="T381">=</text:span><text:span text:style-name="T382">"/Projet hebdomadaires/26-02-24 au 01-03-24/Imag5.jpg"</text:span><text:span text:style-name="T383"><text:s/></text:span><text:span text:style-name="T384">alt</text:span><text:span text:style-name="T385">=</text:span><text:span text:style-name="T386">""</text:span><text:span text:style-name="T387">&gt;</text:span></text:p>
      <text:p text:style-name="P388"><text:span text:style-name="T389">           <text:s/></text:span><text:span text:style-name="T390">&lt;/</text:span><text:span text:style-name="T391">div</text:span><text:span text:style-name="T392">&gt;</text:span></text:p>
      <text:p text:style-name="P393"><text:span text:style-name="T394">           <text:s/></text:span><text:span text:style-name="T395">&lt;!--  Image 6  --&gt;</text:span></text:p>
      <text:p text:style-name="P396"><text:span text:style-name="T397">           <text:s/></text:span><text:span text:style-name="T398">&lt;</text:span><text:span text:style-name="T399">div</text:span><text:span text:style-name="T400"><text:s/></text:span><text:span text:style-name="T401">class</text:span><text:span text:style-name="T402">=</text:span><text:span text:style-name="T403">"slide"</text:span><text:span text:style-name="T404">&gt;</text:span></text:p>
      <text:p text:style-name="P405"><text:span text:style-name="T406">               <text:s/></text:span><text:span text:style-name="T407">&lt;</text:span><text:span text:style-name="T408">p</text:span><text:span text:style-name="T409">&gt;</text:span><text:span text:style-name="T410">Et nous sommes devenues proche,<text:s/></text:span><text:span text:style-name="T411">&lt;</text:span><text:span text:style-name="T412">br</text:span><text:span text:style-name="T413">&gt;</text:span><text:span text:style-name="T414"><text:s/>très proche...</text:span><text:span text:style-name="T415">&lt;/</text:span><text:span text:style-name="T416">p</text:span><text:span text:style-name="T417">&gt;</text:span></text:p>
      <text:p text:style-name="P418"><text:span text:style-name="T419">               <text:s/></text:span><text:span text:style-name="T420">&lt;</text:span><text:span text:style-name="T421">img</text:span><text:span text:style-name="T422"><text:s/></text:span><text:span text:style-name="T423">class</text:span><text:span text:style-name="T424">=</text:span><text:span text:style-name="T425">"img-"</text:span><text:span text:style-name="T426"><text:s/></text:span><text:span text:style-name="T427">src</text:span><text:span text:style-name="T428">=</text:span><text:span text:style-name="T429">"/Projet hebdomadaires/26-02-24 au 01-03-24/Imag6.jpg"</text:span><text:span text:style-name="T430"><text:s/></text:span><text:span text:style-name="T431">alt</text:span><text:span text:style-name="T432">=</text:span><text:span text:style-name="T433">""</text:span><text:span text:style-name="T434">&gt;</text:span></text:p>
      <text:p text:style-name="P435"><text:span text:style-name="T436">           <text:s/></text:span><text:span text:style-name="T437">&lt;/</text:span><text:span text:style-name="T438">div</text:span><text:span text:style-name="T439">&gt;</text:span></text:p>
      <text:p text:style-name="P440"><text:span text:style-name="T441">           <text:s/></text:span><text:span text:style-name="T442">&lt;!--  Image 7  --&gt;</text:span></text:p>
      <text:p text:style-name="P443"><text:span text:style-name="T444">           <text:s/></text:span><text:span text:style-name="T445">&lt;</text:span><text:span text:style-name="T446">div</text:span><text:span text:style-name="T447"><text:s/></text:span><text:span text:style-name="T448">class</text:span><text:span text:style-name="T449">=</text:span><text:span text:style-name="T450">"slide"</text:span><text:span text:style-name="T451">&gt;</text:span></text:p>
      <text:p text:style-name="P452"><text:span text:style-name="T453">               <text:s/></text:span><text:span text:style-name="T454">&lt;</text:span><text:span text:style-name="T455">p</text:span><text:span text:style-name="T456">&gt;</text:span><text:span text:style-name="T457">A suivre</text:span><text:span text:style-name="T458">&lt;/</text:span><text:span text:style-name="T459">p</text:span><text:span text:style-name="T460">&gt;</text:span></text:p>
      <text:p text:style-name="P461"><text:span text:style-name="T462">               <text:s/></text:span><text:span text:style-name="T463">&lt;</text:span><text:span text:style-name="T464">img</text:span><text:span text:style-name="T465"><text:s/></text:span><text:span text:style-name="T466">src</text:span><text:span text:style-name="T467">=</text:span><text:span text:style-name="T468">"/Projet hebdomadaires/26-02-24 au 01-03-24/Fin.jpg"</text:span><text:span text:style-name="T469"><text:s/></text:span><text:span text:style-name="T470">alt</text:span><text:span text:style-name="T471">=</text:span><text:span text:style-name="T472">""</text:span><text:span text:style-name="T473">&gt;</text:span></text:p>
      <text:p text:style-name="P474"><text:span text:style-name="T475">           <text:s/></text:span><text:span text:style-name="T476">&lt;/</text:span><text:span text:style-name="T477">div</text:span><text:span text:style-name="T478">&gt;</text:span></text:p>
      <text:p text:style-name="P479"><text:span text:style-name="T480">       <text:s/></text:span><text:span text:style-name="T481">&lt;/</text:span><text:span text:style-name="T482">div</text:span><text:span text:style-name="T483">&gt;</text:span></text:p>
      <text:p text:style-name="P484"><text:span text:style-name="T485">   <text:s/></text:span><text:span text:style-name="T486">&lt;/</text:span><text:span text:style-name="T487">div</text:span><text:span text:style-name="T488">&gt;</text:span></text:p>
      <text:p text:style-name="P489"><text:span text:style-name="T490">   <text:s/></text:span><text:span text:style-name="T491">&lt;</text:span><text:span text:style-name="T492">script</text:span><text:span text:style-name="T493">&gt;</text:span></text:p>
      <text:p text:style-name="P494"/>
      <text:p text:style-name="P495"><text:span text:style-name="T496">   <text:s/></text:span><text:span text:style-name="T497">&lt;/</text:span><text:span text:style-name="T498">script</text:span><text:span text:style-name="T499">&gt;</text:span></text:p>
      <text:p text:style-name="P500"><text:span text:style-name="T501">&lt;/</text:span><text:span text:style-name="T502">body</text:span><text:span text:style-name="T503">&gt;</text:span></text:p>
      <text:p text:style-name="P504"/>
      <text:p text:style-name="P505"><text:span text:style-name="T506">&lt;/</text:span><text:span text:style-name="T507">html</text:span><text:span text:style-name="T508">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orte" svg:font-family="Forte" style:font-family-generic="script" style:font-pitch="variable" svg:panose-1="3 6 9 2 4 5 2 7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03-01T14:04:00Z</meta:creation-date>
    <dc:date>2024-03-02T09:44:00Z</dc:date>
    <meta:print-date>2024-03-02T09:39:00Z</meta:print-date>
    <meta:template xlink:href="Normal.dotm" xlink:type="simple"/>
    <meta:editing-cycles>5</meta:editing-cycles>
    <meta:editing-duration>PT240S</meta:editing-duration>
    <meta:document-statistic meta:page-count="3" meta:paragraph-count="5" meta:word-count="436" meta:character-count="2829" meta:row-count="19" meta:non-whitespace-character-count="2398"/>
  </office:meta>
</office:document-meta>
</file>